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4-09-03T23:15:44</meta:creation-date>
    <meta:editing-duration>PT00H27M21S</meta:editing-duration>
    <meta:editing-cycles>10</meta:editing-cycles>
    <dc:date>2014-09-10T00:20:39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4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8pt" fo:font-weight="bold" style:font-size-asian="8pt" style:font-size-complex="8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6pt" fo:font-weight="bold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24pt" fo:font-weight="bold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32pt" fo:font-weight="bold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0.841cm" svg:y="0.382cm" chart:style-name="ch2">
          <text:p> Benchmark Level Runtimes on 8 Procs.</text:p>
        </chart:title>
        <chart:legend chart:legend-position="end" svg:x="20.18cm" svg:y="2.883cm" chart:style-name="ch3"/>
        <chart:plot-area chart:style-name="ch4" chart:data-source-has-labels="both" svg:x="0.366cm" svg:y="2.24cm" svg:width="27.394cm" svg:height="18.257cm"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zed Parallel Runtime</text:p>
              </table:table-cell>
            </table:table-row>
          </table:table-header-rows>
          <table:table-rows>
            <table:table-row>
              <table:table-cell office:value-type="string">
                <text:p>BDNA</text:p>
              </table:table-cell>
              <table:table-cell office:value-type="float" office:value="0.287692307692308">
                <text:p>0.287692307692308</text:p>
              </table:table-cell>
            </table:table-row>
            <table:table-row>
              <table:table-cell office:value-type="string">
                <text:p>NASA7</text:p>
              </table:table-cell>
              <table:table-cell office:value-type="float" office:value="0.366237942122186">
                <text:p>0.366237942122186</text:p>
              </table:table-cell>
            </table:table-row>
            <table:table-row>
              <table:table-cell office:value-type="string">
                <text:p>TRACK</text:p>
              </table:table-cell>
              <table:table-cell office:value-type="float" office:value="0.390736342042755">
                <text:p>0.390736342042755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0.218659389391097">
                <text:p>0.21865938939109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174358974358974">
                <text:p>0.174358974358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